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margin-left="0cm" fo:margin-right="0.132cm" fo:margin-top="0cm" fo:margin-bottom="0cm" fo:text-indent="0cm" style:auto-text-indent="false" fo:padding="0cm" fo:border="none"/>
      <style:text-properties style:font-name="Arial" fo:font-size="12pt" style:font-size-asian="12pt" style:font-size-complex="12pt"/>
    </style:style>
    <style:style style:name="P3" style:family="paragraph" style:parent-style-name="Text_20_body">
      <style:paragraph-properties fo:margin-left="0cm" fo:margin-right="0cm" fo:margin-top="0cm" fo:margin-bottom="0cm" style:line-height-at-least="0.635cm" fo:text-indent="0cm" style:auto-text-indent="false" fo:padding="0cm" fo:border="none"/>
    </style:style>
    <style:style style:name="P4" style:family="paragraph" style:parent-style-name="Text_20_body">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5"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6"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7"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8"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9" style:family="paragraph" style:parent-style-name="Text_20_body" style:list-style-name="L5">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0" style:family="paragraph" style:parent-style-name="Text_20_body" style:list-style-name="L6">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1" style:family="paragraph" style:parent-style-name="Text_20_body" style:list-style-name="L7">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2" style:family="paragraph" style:parent-style-name="Text_20_body" style:list-style-name="L8">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3" style:family="paragraph" style:parent-style-name="Text_20_body" style:list-style-name="L9">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4" style:family="paragraph" style:parent-style-name="Text_20_body" style:list-style-name="L10">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5" style:family="paragraph" style:parent-style-name="Text_20_body">
      <style:paragraph-properties fo:margin-left="0cm" fo:margin-right="0cm" fo:margin-top="0cm" fo:margin-bottom="0cm" style:line-height-at-least="0.635cm" fo:text-indent="0cm" style:auto-text-indent="false" fo:padding="0cm" fo:border="none"/>
      <style:text-properties style:font-name="Arial" fo:font-size="12pt" fo:letter-spacing="normal" style:font-size-asian="12pt" style:font-size-complex="12pt"/>
    </style:style>
    <style:style style:name="P16"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Arial" fo:font-size="12pt" style:font-size-asian="12pt" style:font-size-complex="12pt"/>
    </style:style>
    <style:style style:name="P17"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Arial" fo:font-size="12pt" fo:letter-spacing="normal" fo:font-weight="normal" style:font-size-asian="12pt" style:font-size-complex="12pt"/>
    </style:style>
    <style:style style:name="P18" style:family="paragraph" style:parent-style-name="Text_20_body">
      <style:paragraph-properties fo:margin-left="0cm" fo:margin-right="0cm" fo:margin-top="0.265cm" fo:margin-bottom="0cm" fo:text-indent="0cm" style:auto-text-indent="false" fo:padding="0cm" fo:border="none"/>
      <style:text-properties style:font-name="Arial" fo:font-size="12pt" style:font-size-asian="12pt" style:font-size-complex="12pt"/>
    </style:style>
    <style:style style:name="P19" style:family="paragraph" style:parent-style-name="Text_20_body" style:list-style-name="L1">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20" style:family="paragraph" style:parent-style-name="Text_20_body" style:list-style-name="L3">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21" style:family="paragraph" style:parent-style-name="Text_20_body" style:list-style-name="L7">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T1" style:family="text">
      <style:text-properties fo:letter-spacing="normal"/>
    </style:style>
    <style:style style:name="T2" style:family="text">
      <style:text-properties style:font-name="Inter" fo:font-size="10.5pt" fo:letter-spacing="normal" fo:font-weight="normal"/>
    </style:style>
    <style:style style:name="T3" style:family="text">
      <style:text-properties fo:font-size="10.5pt" fo:letter-spacing="normal" fo:font-weight="normal"/>
    </style:style>
    <style:style style:name="T4" style:family="text">
      <style:text-properties style:font-name="Arial" fo:letter-spacing="normal"/>
    </style:style>
    <style:style style:name="T5" style:family="text">
      <style:text-properties style:font-name="Arial" fo:letter-spacing="normal" fo:font-weight="normal"/>
    </style:style>
    <style:style style:name="T6" style:family="text">
      <style:text-properties style:font-name="Arial" fo:font-size="10.5pt" fo:letter-spacing="normal" fo:font-weight="normal"/>
    </style:style>
    <style:style style:name="T7" style:family="text">
      <style:text-properties style:font-name="Arial" fo:font-size="12pt" fo:letter-spacing="normal" style:font-size-asian="12pt" style:font-size-complex="12pt"/>
    </style:style>
    <style:style style:name="T8" style:family="text">
      <style:text-properties style:font-name="Arial" fo:font-size="12pt" fo:letter-spacing="normal" fo:font-weight="normal" style:font-size-asian="12pt" style:font-size-complex="12pt"/>
    </style:style>
    <style:style style:name="T9" style:family="text">
      <style:text-properties fo:background-color="#ffff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p>
      <text:section text:style-name="Sect1" text:name="784">
        <text:p text:style-name="P4">Linux web server troubleshooting - Manage Services</text:p>
        <text:p text:style-name="P4">First, switch to root privileges.</text:p>
        <text:p text:style-name="P3"><text:span text:style-name="T7"> </text:span><text:span text:style-name="Strong_20_Emphasis"><text:span text:style-name="T7"><draw:frame draw:style-name="fr1" draw:name="Grafik1" text:anchor-type="as-char" svg:width="21.167cm" svg:height="0.556cm" draw:z-index="0"><draw:image xlink:href="https://cdn1.dcbstatic.com/files/c/y/cyberint_academy_docebosaas_com/userfiles/13076/Network+Administration/server_troubleshooting__lab_questions_pic1.png" xlink:type="simple" xlink:show="embed" xlink:actuate="onLoad"/></draw:frame></text:span></text:span></text:p>
        <text:p text:style-name="P4">A service is a background process or daemon. There are many services running in webservers, let see them: Network Administrator Sysadmin</text:p>
        <text:p text:style-name="P15"><draw:frame draw:style-name="fr1" draw:name="Grafik2" text:anchor-type="as-char" svg:width="21.167cm" svg:height="1.032cm" draw:z-index="1"><draw:image xlink:href="https://cdn1.dcbstatic.com/files/c/y/cyberint_academy_docebosaas_com/userfiles/13076/Network+Administration/server_troubleshooting__lab_questions_pic2.png" xlink:type="simple" xlink:show="embed" xlink:actuate="onLoad"/></draw:frame></text:p>
        <text:p text:style-name="P3"><text:span text:style-name="Strong_20_Emphasis"><text:span text:style-name="T8">What is the 1st service on the list?</text:span></text:span></text:p>
        <text:list xml:id="list2008598189905890391" text:style-name="L1">
          <text:list-item>
            <text:p text:style-name="P5">privileges error</text:p>
          </text:list-item>
          <text:list-item>
            <text:p text:style-name="P5">apache2</text:p>
          </text:list-item>
          <text:list-item>
            <text:p text:style-name="P5">ebtables</text:p>
          </text:list-item>
          <text:list-item>
            <text:p text:style-name="P5">acpid<text:tab/><text:tab/><text:tab/><text:span text:style-name="T9">rigth</text:span></text:p>
            <text:p text:style-name="P19">Comments: The acpid daemon provides intelligent power management on a system and allows to query battery and configuration status by supporting the Advanced Configuration and Power Interface (ACPI).</text:p>
          </text:list-item>
        </text:list>
        <text:p text:style-name="P16">Score: 0.14</text:p>
      </text:section>
      <text:section text:style-name="Sect1" text:name="785">
        <text:p text:style-name="P2">2)</text:p>
        <text:p text:style-name="P4">As stated before, one web server can host many websites. Apache and other web servers use “virtual host” configuration to configure many websites.</text:p>
        <text:p text:style-name="P3"><text:span text:style-name="Strong_20_Emphasis"><text:span text:style-name="T8">What is the 3rd service?</text:span></text:span></text:p>
        <text:list xml:id="list6129975800304465907" text:style-name="L2">
          <text:list-item>
            <text:p text:style-name="P6">acpid</text:p>
          </text:list-item>
          <text:list-item>
            <text:p text:style-name="P6">ebtables</text:p>
          </text:list-item>
          <text:list-item>
            <text:p text:style-name="P6">alsa-utils</text:p>
          </text:list-item>
          <text:list-item>
            <text:p text:style-name="P6">anacron<text:tab/><text:tab/><text:tab/><text:span text:style-name="T9">rigth</text:span></text:p>
          </text:list-item>
        </text:list>
        <text:p text:style-name="P16">Score: 0.14</text:p>
      </text:section>
      <text:section text:style-name="Sect1" text:name="786">
        <text:p text:style-name="P2">3)</text:p>
        <text:p text:style-name="P3"><text:span text:style-name="Strong_20_Emphasis"><text:span text:style-name="T8">What is the sign on the left of the XRDP service?</text:span></text:span></text:p>
        <text:list xml:id="list1522961785592556676" text:style-name="L3">
          <text:list-item>
            <text:p text:style-name="P7">-</text:p>
          </text:list-item>
          <text:list-item>
            <text:p text:style-name="P7">+<text:tab/><text:tab/><text:tab/><text:span text:style-name="T9">rigth</text:span></text:p>
            <text:p text:style-name="P20">Comments: The signs from the left of the services - / + show if the service is started or stopped.</text:p>
          </text:list-item>
        </text:list>
        <text:p text:style-name="P16">Score: 0.14</text:p>
      </text:section>
      <text:section text:style-name="Sect1" text:name="793">
        <text:p text:style-name="P2">4)</text:p>
        <text:p text:style-name="P4">The signs from the left of the services - / + show if the service is started or stopped.\</text:p>
        <text:p text:style-name="P4">If the service is started, it will show +, and if the service is stopped, it will show -.</text:p>
        <text:p text:style-name="P3"><text:span text:style-name="T8">If we want to </text:span><text:span text:style-name="Strong_20_Emphasis"><text:span text:style-name="T8">start</text:span></text:span><text:span text:style-name="T8"> a service we can run the command:</text:span></text:p>
        <text:p text:style-name="P15"><draw:frame draw:style-name="fr1" draw:name="Grafik3" text:anchor-type="as-char" svg:width="21.167cm" svg:height="0.476cm" draw:z-index="2"><draw:image xlink:href="https://cdn1.dcbstatic.com/files/c/y/cyberint_academy_docebosaas_com/userfiles/13076/Network+Administration/server_troubleshooting__lab_questions_pic3.png" xlink:type="simple" xlink:show="embed" xlink:actuate="onLoad"/></draw:frame></text:p>
        <text:p text:style-name="P3"><text:span text:style-name="T8">If we want to </text:span><text:span text:style-name="Strong_20_Emphasis"><text:span text:style-name="T8">stop</text:span></text:span><text:span text:style-name="T8"> a service we can run the command:</text:span></text:p>
        <text:p text:style-name="P15"><draw:frame draw:style-name="fr1" draw:name="Grafik4" text:anchor-type="as-char" svg:width="21.167cm" svg:height="0.529cm" draw:z-index="3"><draw:image xlink:href="https://cdn1.dcbstatic.com/files/c/y/cyberint_academy_docebosaas_com/userfiles/13076/Network+Administration/server_troubleshooting__lab_questions_pic4.png" xlink:type="simple" xlink:show="embed" xlink:actuate="onLoad"/></draw:frame></text:p>
        <text:p text:style-name="P3"><text:soft-page-break/><text:span text:style-name="T8">If we want to </text:span><text:span text:style-name="Strong_20_Emphasis"><text:span text:style-name="T8">restart</text:span></text:span><text:span text:style-name="T8"> a service we can run the command:</text:span></text:p>
        <text:p text:style-name="P15"><draw:frame draw:style-name="fr1" draw:name="Grafik5" text:anchor-type="as-char" svg:width="21.167cm" svg:height="0.582cm" draw:z-index="4"><draw:image xlink:href="https://cdn1.dcbstatic.com/files/c/y/cyberint_academy_docebosaas_com/userfiles/13076/Network+Administration/server_troubleshooting__lab_questions_pic5.png" xlink:type="simple" xlink:show="embed" xlink:actuate="onLoad"/></draw:frame></text:p>
        <text:p text:style-name="P3"><text:span text:style-name="Strong_20_Emphasis"><text:span text:style-name="T8">What command starts the acpid service?</text:span></text:span></text:p>
        <text:list xml:id="list3629933047266422607" text:style-name="L4">
          <text:list-item>
            <text:p text:style-name="P8">/etc/service/acpid start</text:p>
          </text:list-item>
          <text:list-item>
            <text:p text:style-name="P8">start acpid</text:p>
          </text:list-item>
          <text:list-item>
            <text:p text:style-name="P8">launch acpid</text:p>
          </text:list-item>
          <text:list-item>
            <text:p text:style-name="P8">service acpid start<text:tab/><text:tab/><text:tab/><text:span text:style-name="T9">rigth</text:span></text:p>
          </text:list-item>
        </text:list>
        <text:p text:style-name="P16">Score: 0.14</text:p>
      </text:section>
      <text:section text:style-name="Sect1" text:name="798">
        <text:p text:style-name="P2">5)</text:p>
        <text:p text:style-name="P3"><text:span text:style-name="Strong_20_Emphasis"><text:span text:style-name="T8">Manage Logs</text:span></text:span></text:p>
        <text:p text:style-name="P4">A log file is a file that records either events that occur in an operating system or other software runs or messages between different users of communication software. Logs are files that store information about the service.</text:p>
        <text:p text:style-name="P3"><text:span text:style-name="Strong_20_Emphasis"><text:span text:style-name="T8">Here is an example:</text:span></text:span></text:p>
        <text:p text:style-name="P15"><draw:frame draw:style-name="fr1" draw:name="Grafik6" text:anchor-type="as-char" svg:width="21.167cm" svg:height="1.879cm" draw:z-index="5"><draw:image xlink:href="https://cdn1.dcbstatic.com/files/c/y/cyberint_academy_docebosaas_com/userfiles/13076/Network+Administration/server_troubleshooting__lab_questions_pic6.png" xlink:type="simple" xlink:show="embed" xlink:actuate="onLoad"/></draw:frame></text:p>
        <text:p text:style-name="P4">Each log includes the following information:</text:p>
        <text:p text:style-name="P3"><text:span text:style-name="Strong_20_Emphasis"><text:span text:style-name="T8">127.0.0.1</text:span></text:span><text:span text:style-name="T8">: IP address of the client that made the request;</text:span></text:p>
        <text:p text:style-name="P4">- : The hyphen defining the second field in the log file is the identity of the client. This field is often returned as a hyphen and Apache’s HTTP server documentation recommends that this particular field not be relied upon except in the case of a controlled internal network.</text:p>
        <text:p text:style-name="P3"><text:span text:style-name="Strong_20_Emphasis"><text:span text:style-name="T8">Scott</text:span></text:span><text:span text:style-name="T8">: userid of the person requesting the resource;</text:span></text:p>
        <text:p text:style-name="P3"><text:span text:style-name="Strong_20_Emphasis"><text:span text:style-name="T8">[10/Dec/2019:13:55:36 -0700]</text:span></text:span><text:span text:style-name="T8"> - date and time of the request;</text:span></text:p>
        <text:p text:style-name="P3"><text:span text:style-name="Strong_20_Emphasis"><text:span text:style-name="T7">“</text:span></text:span><text:span text:style-name="Strong_20_Emphasis"><text:span text:style-name="T8">GET /server-status HTTP/1.1"</text:span></text:span><text:span text:style-name="T8"> - request type and resource being requested;</text:span></text:p>
        <text:p text:style-name="P3"><text:span text:style-name="Strong_20_Emphasis"><text:span text:style-name="T8">200</text:span></text:span><text:span text:style-name="T8"> - HTTP response status code;</text:span></text:p>
        <text:p text:style-name="P3"><text:span text:style-name="Strong_20_Emphasis"><text:span text:style-name="T8">2326</text:span></text:span><text:span text:style-name="T8"> - the size of the object returned to the client.</text:span></text:p>
        <text:p text:style-name="P4">Apache2 log files are stored in /var/log/apache2. We can use the tree command:</text:p>
        <text:p text:style-name="P3"><text:span text:style-name="Strong_20_Emphasis"><text:span text:style-name="T8">tree /var/log/apache2</text:span></text:span></text:p>
        <text:p text:style-name="P15"><draw:frame draw:style-name="fr1" draw:name="Grafik7" text:anchor-type="as-char" svg:width="21.167cm" svg:height="1.879cm" draw:z-index="6"><draw:image xlink:href="https://cdn1.dcbstatic.com/files/c/y/cyberint_academy_docebosaas_com/userfiles/13076/Network+Administration/server_troubleshooting__lab_questions_pic7.png" xlink:type="simple" xlink:show="embed" xlink:actuate="onLoad"/></draw:frame></text:p>
        <text:p text:style-name="P15"><draw:frame draw:style-name="fr1" draw:name="Grafik8" text:anchor-type="as-char" svg:width="21.167cm" svg:height="2.619cm" draw:z-index="7"><draw:image xlink:href="https://cdn1.dcbstatic.com/files/c/y/cyberint_academy_docebosaas_com/userfiles/13076/Network+Administration/server_troubleshooting__lab_questions_pic8.png" xlink:type="simple" xlink:show="embed" xlink:actuate="onLoad"/></draw:frame></text:p>
        <text:p text:style-name="P3"><text:span text:style-name="T8">You can use command tail to output the last part of files as the file grows or </text:span><text:span text:style-name="Strong_20_Emphasis"><text:span text:style-name="T8">cat</text:span></text:span><text:span text:style-name="T8"> to show all file content.</text:span></text:p>
        <text:p text:style-name="P3"><text:span text:style-name="T8">Every HTTP request is stored in the access.log. The server </text:span><text:span text:style-name="Strong_20_Emphasis"><text:span text:style-name="T8">access log</text:span></text:span><text:span text:style-name="T8"> records all requests processed by the server.</text:span></text:p>
        <text:p text:style-name="P4"><text:soft-page-break/>Note: Since we don't have internet access, the access.log file will be empty.</text:p>
        <text:p text:style-name="P15"><draw:frame draw:style-name="fr1" draw:name="Grafik9" text:anchor-type="as-char" svg:width="21.167cm" svg:height="1.217cm" draw:z-index="8"><draw:image xlink:href="https://cdn1.dcbstatic.com/files/c/y/cyberint_academy_docebosaas_com/userfiles/13076/Network+Administration/server_troubleshooting__lab_questions_pic9.png" xlink:type="simple" xlink:show="embed" xlink:actuate="onLoad"/></draw:frame></text:p>
        <text:p text:style-name="P3"><text:span text:style-name="T8">Open the Firefox browser, and try to connect to http://127.0.0.0/ (you may receive an "unable to connect" message).<text:line-break/></text:span><text:span text:style-name="Strong_20_Emphasis"><text:span text:style-name="T8">error.log.1</text:span></text:span><text:span text:style-name="T8"> is a file that is created after the error.log file reached its maximum size. Once this happens, a snapshot of the file will move to error.log.1, and error.log will start fresh and keep updating from there.</text:span></text:p>
        <text:p text:style-name="P3"><text:span text:style-name="T8">All the Apache errors are stored in the </text:span><text:span text:style-name="Strong_20_Emphasis"><text:span text:style-name="T8">error.log.1</text:span></text:span><text:span text:style-name="T8"> file:</text:span></text:p>
        <text:p text:style-name="P15"><draw:frame draw:style-name="fr1" draw:name="Grafik10" text:anchor-type="as-char" svg:width="21.167cm" svg:height="1.455cm" draw:z-index="9"><draw:image xlink:href="https://cdn1.dcbstatic.com/files/c/y/cyberint_academy_docebosaas_com/userfiles/13076/Network+Administration/server_troubleshooting__lab_questions_pic10.png" xlink:type="simple" xlink:show="embed" xlink:actuate="onLoad"/></draw:frame></text:p>
        <text:p text:style-name="P3"><text:span text:style-name="Strong_20_Emphasis"><text:span text:style-name="T8">How can I use these logs?</text:span></text:span></text:p>
        <text:p text:style-name="P4">This is the place where Apache server writes events and error records encountered while processing http requests.</text:p>
        <text:p text:style-name="P4">If something goes wrong with the Apache web server, check this log for diagnostic information.</text:p>
        <text:p text:style-name="P4">Besides the error-log file, Apache also maintains a separate list of access_log.</text:p>
        <text:p text:style-name="P4">All-access requests received over HTTP are stored in the access_log file.</text:p>
        <text:p text:style-name="P4">Helps you keep track of every page served and every file loaded by Apache.</text:p>
        <text:p text:style-name="P4">Logs the IP address and user ID of all clients that make connection requests to the server.</text:p>
        <text:p text:style-name="P4">Stores information about the status of the access requests, – whether a response was sent successfully or the request resulted in a failure.</text:p>
        <text:p text:style-name="P3"><text:span text:style-name="Strong_20_Emphasis"><text:span text:style-name="T8">What do you see when you surf to the URL http://127.0.0.1 with the web browser?</text:span></text:span></text:p>
        <text:list xml:id="list8838165209340993633" text:style-name="L5">
          <text:list-item>
            <text:p text:style-name="P9">Apache2 default page</text:p>
          </text:list-item>
          <text:list-item>
            <text:p text:style-name="P9">Firefox homepage</text:p>
          </text:list-item>
          <text:list-item>
            <text:p text:style-name="P9">Unable to connect<text:tab/><text:tab/><text:span text:style-name="T9">rigth</text:span></text:p>
          </text:list-item>
        </text:list>
        <text:p text:style-name="P17"/>
      </text:section>
      <text:section text:style-name="Sect1" text:name="802">
        <text:p text:style-name="P2">6)</text:p>
        <text:p text:style-name="P4">There is a problem with our apache2 web server.</text:p>
        <text:p text:style-name="P4">Step 1: Check if the configuration file is good</text:p>
        <text:p text:style-name="P4">First, switch to root privileges:</text:p>
        <text:p text:style-name="P15"><draw:frame draw:style-name="fr1" draw:name="Grafik11" text:anchor-type="as-char" svg:width="21.167cm" svg:height="0.556cm" draw:z-index="10"><draw:image xlink:href="https://cdn1.dcbstatic.com/files/c/y/cyberint_academy_docebosaas_com/userfiles/13076/Network+Administration/server_troubleshooting__lab_questions_pic11.png" xlink:type="simple" xlink:show="embed" xlink:actuate="onLoad"/></draw:frame></text:p>
        <text:p text:style-name="P3"><text:span text:style-name="T8">We can use the command </text:span><text:span text:style-name="Strong_20_Emphasis"><text:span text:style-name="T8">apache2ctl</text:span></text:span><text:span text:style-name="T8"> to check if there are any mistakes in the Apache Web configuration file:</text:span></text:p>
        <text:p text:style-name="P15"><draw:frame draw:style-name="fr1" draw:name="Grafik12" text:anchor-type="as-char" svg:width="21.167cm" svg:height="0.529cm" draw:z-index="11"><draw:image xlink:href="https://cdn1.dcbstatic.com/files/c/y/cyberint_academy_docebosaas_com/userfiles/13076/Network+Administration/server_troubleshooting__lab_questions_pic12.png" xlink:type="simple" xlink:show="embed" xlink:actuate="onLoad"/></draw:frame></text:p>
        <text:p text:style-name="P4">Step 2: Check Apache2 Service</text:p>
        <text:p text:style-name="P4">This error may also mean that there is something wrong with our Apache Web server. We need to check if it is started. In order to check the status of the service we will use this command line:</text:p>
        <text:p text:style-name="P15"><draw:frame draw:style-name="fr1" draw:name="Grafik13" text:anchor-type="as-char" svg:width="21.167cm" svg:height="0.556cm" draw:z-index="12"><draw:image xlink:href="https://cdn1.dcbstatic.com/files/c/y/cyberint_academy_docebosaas_com/userfiles/13076/Network+Administration/server_troubleshooting__lab_questions_pic13.png" xlink:type="simple" xlink:show="embed" xlink:actuate="onLoad"/></draw:frame></text:p>
        <text:p text:style-name="P3"><text:span text:style-name="Strong_20_Emphasis"><text:span text:style-name="T8">What is the in output of this command?</text:span></text:span></text:p>
        <text:list xml:id="list1717581644114171866" text:style-name="L7">
          <text:list-item>
            <text:p text:style-name="P11">Apache2 is installed</text:p>
          </text:list-item>
          <text:list-item>
            <text:p text:style-name="P11"><text:soft-page-break/>The service is running</text:p>
            <text:p text:style-name="P21">Comments: The Apache web server is not started. Let’s use the command line to start it!</text:p>
          </text:list-item>
          <text:list-item>
            <text:p text:style-name="P11">Active: inactive (dead)</text:p>
          </text:list-item>
          <text:list-item>
            <text:p text:style-name="P11">Apache2 is not running</text:p>
          </text:list-item>
        </text:list>
        <text:p text:style-name="P16">Score: 0.00</text:p>
        <text:p text:style-name="P18">Correct answer(s):</text:p>
        <text:list xml:id="list5277783492768889609" text:style-name="L8">
          <text:list-item>
            <text:p text:style-name="P12">Apache2 is installed</text:p>
          </text:list-item>
          <text:list-item>
            <text:p text:style-name="P12">The service is running</text:p>
          </text:list-item>
          <text:list-item>
            <text:p text:style-name="P12">Active: inactive (dead)<text:tab/><text:tab/><text:tab/><text:span text:style-name="T9">rigth</text:span></text:p>
          </text:list-item>
          <text:list-item>
            <text:p text:style-name="P12">Apache2 is not running</text:p>
          </text:list-item>
        </text:list>
      </text:section>
      <text:section text:style-name="Sect1" text:name="804">
        <text:p text:style-name="P2">7)</text:p>
        <text:p text:style-name="P4">Remember to stay in root privileges:</text:p>
        <text:p text:style-name="P15"><draw:frame draw:style-name="fr1" draw:name="Grafik14" text:anchor-type="as-char" svg:width="21.167cm" svg:height="0.556cm" draw:z-index="13"><draw:image xlink:href="https://cdn1.dcbstatic.com/files/c/y/cyberint_academy_docebosaas_com/userfiles/13076/Network+Administration/server_troubleshooting__lab_questions_pic14.png" xlink:type="simple" xlink:show="embed" xlink:actuate="onLoad"/></draw:frame></text:p>
        <text:p text:style-name="P4">Start the service:</text:p>
        <text:p text:style-name="P15"> </text:p>
        <text:p text:style-name="P15"><draw:frame draw:style-name="fr1" draw:name="Grafik15" text:anchor-type="as-char" svg:width="21.167cm" svg:height="0.503cm" draw:z-index="14"><draw:image xlink:href="https://cdn1.dcbstatic.com/files/c/y/cyberint_academy_docebosaas_com/userfiles/13076/Network+Administration/server_troubleshooting__lab_questions_pic15.png" xlink:type="simple" xlink:show="embed" xlink:actuate="onLoad"/></draw:frame></text:p>
        <text:p text:style-name="P15"><draw:frame draw:style-name="fr1" draw:name="Grafik16" text:anchor-type="as-char" svg:width="21.167cm" svg:height="0.556cm" draw:z-index="15"><draw:image xlink:href="https://cdn1.dcbstatic.com/files/c/y/cyberint_academy_docebosaas_com/userfiles/13076/Network+Administration/server_troubleshooting__lab_questions_pic16.png" xlink:type="simple" xlink:show="embed" xlink:actuate="onLoad"/></draw:frame></text:p>
        <text:p text:style-name="P4">Now the status is supposed to show:</text:p>
        <text:p text:style-name="P4">Active: active (running)</text:p>
        <text:p text:style-name="P4">To go back, press Ctrl + C</text:p>
        <text:p text:style-name="P3"><text:span text:style-name="Strong_20_Emphasis"><text:span text:style-name="T8">What do you see now when you surf to the URL http://127.0.0.1 with the web browser?</text:span></text:span></text:p>
        <text:list xml:id="list2781669617232618378" text:style-name="L9">
          <text:list-item>
            <text:p text:style-name="P13">Apache2 is installed</text:p>
          </text:list-item>
          <text:list-item>
            <text:p text:style-name="P13">Welcome to Apache2</text:p>
          </text:list-item>
          <text:list-item>
            <text:p text:style-name="P13">Apache2 Ubuntu Default Page</text:p>
          </text:list-item>
          <text:list-item>
            <text:p text:style-name="P13">Welcome</text:p>
          </text:list-item>
        </text:list>
        <text:p text:style-name="P16">Score: 0.00</text:p>
        <text:p text:style-name="P18">Correct answer(s):</text:p>
        <text:list xml:id="list4759728885604756957" text:style-name="L10">
          <text:list-item>
            <text:p text:style-name="P14">Apache2 is installed</text:p>
          </text:list-item>
          <text:list-item>
            <text:p text:style-name="P14">Welcome to Apache2<text:tab/><text:tab/><text:tab/><text:tab/><text:span text:style-name="T9">rigth</text:span></text:p>
          </text:list-item>
          <text:list-item>
            <text:p text:style-name="P14">Apache2 Ubuntu Default Page</text:p>
          </text:list-item>
          <text:list-item>
            <text:p text:style-name="P14">Welcome</text:p>
          </text:list-item>
        </text:list>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17cm" fo:margin-bottom="1.997cm" fo:margin-left="1.005cm" fo:margin-right="1.15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36S</meta:editing-duration>
    <meta:editing-cycles>3</meta:editing-cycles>
    <meta:generator>OpenOffice/4.1.14$Win32 OpenOffice.org_project/4114m1$Build-9811</meta:generator>
    <dc:date>2023-11-16T15:48:05.72</dc:date>
    <meta:document-statistic meta:table-count="0" meta:image-count="16" meta:object-count="0" meta:page-count="4" meta:paragraph-count="121" meta:word-count="921" meta:character-count="5140"/>
    <dc:creator>kaos sevdalisi</dc:creator>
    <meta:user-defined meta:name="Info 1"/>
    <meta:user-defined meta:name="Info 2"/>
    <meta:user-defined meta:name="Info 3"/>
    <meta:user-defined meta:name="Info 4"/>
  </office:meta>
</office:document-meta>
</file>